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bca0" officeooo:paragraph-rsid="0018bca0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weight="normal" officeooo:rsid="0018bca0" officeooo:paragraph-rsid="001a9ab2" style:font-weight-asian="normal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font-weight="normal" officeooo:rsid="001a9ab2" officeooo:paragraph-rsid="001a9ab2" style:font-weight-asian="normal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text-underline-style="none" fo:font-weight="normal" officeooo:rsid="0018bca0" officeooo:paragraph-rsid="001bf0e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8bca0" officeooo:paragraph-rsid="0018bca0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officeooo:rsid="0018bca0" officeooo:paragraph-rsid="0018bc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fo:font-weight="normal" officeooo:rsid="0018bca0" officeooo:paragraph-rsid="001a9a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normal" officeooo:rsid="001a9ab2" officeooo:paragraph-rsid="001a9ab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style:text-underline-style="solid" style:text-underline-width="auto" style:text-underline-color="font-color" fo:font-weight="normal" officeooo:rsid="0018bca0" officeooo:paragraph-rsid="0018bca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1a9ab2" officeooo:paragraph-rsid="001a9ab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1bf0e2" officeooo:paragraph-rsid="001bf0e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18bca0" officeooo:paragraph-rsid="001bf0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18bca0" officeooo:paragraph-rsid="0018bca0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officeooo:rsid="0018bca0" style:font-weight-asian="normal" style:font-weight-complex="normal"/>
    </style:style>
    <style:style style:name="T2" style:family="text">
      <style:text-properties officeooo:rsid="001a9ab2"/>
    </style:style>
    <style:style style:name="T3" style:family="text">
      <style:text-properties officeooo:rsid="001bf0e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a9ab2" style:font-size-asian="12pt" style:font-size-complex="12pt"/>
    </style:style>
    <style:style style:name="T7" style:family="text">
      <style:text-properties fo:font-size="12pt" officeooo:rsid="001bf0e2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CKERS</text:p>
      <text:p text:style-name="P1"/>
      <text:p text:style-name="P6">Το tickers είναι μία εφαρμογή αγοράς εισητηρίων που αναπτύχθηκε στα πλαίσια του μαθήματος “Ανάπτυξη Λογισμικού για τον Παγκόσμιο Ιστό”.</text:p>
      <text:p text:style-name="P6"/>
      <text:p text:style-name="P6">Μέλη Ομάδας Ανάπτυξης: Ιάσων Κουτούλιας</text:p>
      <text:p text:style-name="P7"/>
      <text:p text:style-name="P3"><text:span text:style-name="T5">Url: </text:span><text:a xlink:type="simple" xlink:href="https://sales.tickers.gr/" text:style-name="Internet_20_link" text:visited-style-name="Visited_20_Internet_20_Link"><text:span text:style-name="T5">https://sales.tickers.gr</text:span></text:a></text:p>
      <text:p text:style-name="P7"/>
      <text:p text:style-name="P2"><text:span text:style-name="T5">Git </text:span><text:span text:style-name="T6">Url</text:span><text:span text:style-name="T5">: </text:span><text:a xlink:type="simple" xlink:href="https://github.com/ziqushru/Tickers" text:style-name="Internet_20_link" text:visited-style-name="Visited_20_Internet_20_Link"><text:span text:style-name="T5">https://github.com/ziqushru/Tickers</text:span></text:a></text:p>
      <text:p text:style-name="P2"><text:span text:style-name="T5">Git </text:span><text:span text:style-name="T6">Clone</text:span><text:span text:style-name="T5">: </text:span><text:a xlink:type="simple" xlink:href="https://github.com/ziqushru/Tickers.git" text:style-name="Internet_20_link" text:visited-style-name="Visited_20_Internet_20_Link"><text:span text:style-name="T5">https://github.com/ziqushru/Tickers.git</text:span></text:a></text:p>
      <text:p text:style-name="P8">Τα αρχικά commit έγιναν σε private repo γιατί περιείχαν credentials σε production συστήματα/βάσεις.</text:p>
      <text:p text:style-name="P9"/>
      <text:p text:style-name="P10">Τα domains είναι δηλωμένα στο papaki.</text:p>
      <text:p text:style-name="P10">Αναπτύχθηκε αυτόματ<text:span text:style-name="T3">η</text:span> άντληση <text:span text:style-name="T3">και έλεγχος για renew </text:span>πιστοποιητικών SSL από το Let’s Encrypt για κάθε ένα από τα δηλωμένα στο config.env domains.</text:p>
      <text:p text:style-name="P11"/>
      <text:p text:style-name="P11">Χρησιμοποιήθηκε Docker για containerization του project.</text:p>
      <text:p text:style-name="P9"/>
      <text:p text:style-name="P9">Τεχνολογίες</text:p>
      <text:p text:style-name="P4"><text:span text:style-name="T5">FrontEnd </text:span><text:span text:style-name="T7">Url</text:span><text:span text:style-name="T5">: </text:span><text:a xlink:type="simple" xlink:href="https://sales.tickers.gr/" text:style-name="Internet_20_link" text:visited-style-name="Visited_20_Internet_20_Link"><text:span text:style-name="T6">https://</text:span></text:a><text:a xlink:type="simple" xlink:href="https://sales.tickers.gr/" text:style-name="Internet_20_link" text:visited-style-name="Visited_20_Internet_20_Link"><text:span text:style-name="T5">sales.tickers.gr</text:span></text:a></text:p>
      <text:p text:style-name="P12">FrontEnd: Angular 12.0</text:p>
      <text:p text:style-name="P4"><text:span text:style-name="T5">BackEnd </text:span><text:span text:style-name="T7">Url</text:span><text:span text:style-name="T5">: </text:span><text:a xlink:type="simple" xlink:href="https://api.tickers.gr/swagger" text:style-name="Internet_20_link" text:visited-style-name="Visited_20_Internet_20_Link"><text:span text:style-name="T6">https://</text:span></text:a><text:a xlink:type="simple" xlink:href="https://api.tickers.gr/swagger" text:style-name="Internet_20_link" text:visited-style-name="Visited_20_Internet_20_Link"><text:span text:style-name="T5">api.tickers.gr/</text:span></text:a><text:a xlink:type="simple" xlink:href="https://api.tickers.gr/swagger" text:style-name="Internet_20_link" text:visited-style-name="Visited_20_Internet_20_Link"><text:span text:style-name="T6">swagger</text:span></text:a></text:p>
      <text:p text:style-name="P13">BackEnd: .net6.0</text:p>
      <text:p text:style-name="P11">BackEnd Endoint Framework: FastEndpoints</text:p>
      <text:p text:style-name="P11">BackEnd ORM: EntityFramework</text:p>
      <text:p text:style-name="P13">Database: mssql server 19</text:p>
      <text:p text:style-name="P13">Application Server for FrontEnd: nginx</text:p>
      <text:p text:style-name="P13">Application Server for BackEnd: kestrel</text:p>
      <text:p text:style-name="P13"/>
      <text:p text:style-name="P13">Για την ορθή δρομμολόγιση των request έχει χρησιμοποιηθεί ένας reverse proxy (nginx).</text:p>
      <text:p text:style-name="P13"/>
      <text:p text:style-name="P9">Operating System</text:p>
      <text:p text:style-name="P13">Ubuntu 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1:06:12.018481409</meta:creation-date>
    <dc:date>2022-05-30T21:44:04.058210158</dc:date>
    <meta:editing-duration>PT2M48S</meta:editing-duration>
    <meta:editing-cycles>1</meta:editing-cycles>
    <meta:document-statistic meta:table-count="0" meta:image-count="0" meta:object-count="0" meta:page-count="1" meta:paragraph-count="23" meta:word-count="129" meta:character-count="1053" meta:non-whitespace-character-count="947"/>
    <meta:generator>LibreOffice/7.3.3.2$Linux_X86_64 LibreOffice_project/30$Build-2</meta:generator>
  </office:meta>
</office:document-meta>
</file>